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4pt" officeooo:rsid="001cba70" officeooo:paragraph-rsid="001cba70" style:font-size-asian="14pt" style:font-size-complex="14pt"/>
    </style:style>
    <style:style style:name="P2" style:family="paragraph" style:parent-style-name="Standard">
      <style:text-properties style:font-name="AnjaliOldLipi" fo:font-size="15pt" officeooo:rsid="001cba70" officeooo:paragraph-rsid="001cba70" style:font-size-asian="15pt" style:font-size-complex="15pt"/>
    </style:style>
    <style:style style:name="P3" style:family="paragraph" style:parent-style-name="Standard">
      <style:text-properties style:font-name="AnjaliOldLipi" fo:font-size="11pt" officeooo:rsid="001cba70" officeooo:paragraph-rsid="001cba70" style:font-size-asian="11pt" style:font-size-complex="11pt"/>
    </style:style>
    <style:style style:name="P4" style:family="paragraph" style:parent-style-name="Standard">
      <style:text-properties style:font-name="aakar" fo:font-size="15pt" officeooo:rsid="001cba70" officeooo:paragraph-rsid="001cba70" style:font-size-asian="15pt" style:font-size-complex="15pt"/>
    </style:style>
    <style:style style:name="P5" style:family="paragraph" style:parent-style-name="Standard">
      <style:text-properties style:font-name="aakar" fo:font-size="11pt" officeooo:rsid="001cba70" officeooo:paragraph-rsid="001cba70" style:font-size-asian="11pt" style:font-size-complex="11pt"/>
    </style:style>
    <style:style style:name="T1" style:family="text">
      <style:text-properties officeooo:rsid="001cba70"/>
    </style:style>
    <style:style style:name="T2" style:family="text">
      <style:text-properties style:font-name="Noto Sans CJK JP Bold"/>
    </style:style>
    <style:style style:name="T3" style:family="text">
      <style:text-properties style:font-name="Noto Sans CJK JP Bold" officeooo:rsid="001cba70"/>
    </style:style>
    <style:style style:name="T4" style:family="text">
      <style:text-properties style:font-name="Noto Sans CJK JP Bold" fo:font-size="15pt" style:font-size-asian="15pt" style:font-size-complex="15pt"/>
    </style:style>
    <style:style style:name="T5" style:family="text">
      <style:text-properties style:font-name="Noto Sans CJK JP Bold" fo:font-size="15pt" officeooo:rsid="001cba70" style:font-size-asian="15pt" style:font-size-complex="15pt"/>
    </style:style>
    <style:style style:name="T6" style:family="text">
      <style:text-properties style:font-name="Noto Sans CJK JP Bold" fo:font-size="22pt" style:font-size-asian="22pt" style:font-size-complex="22pt"/>
    </style:style>
    <style:style style:name="T7" style:family="text">
      <style:text-properties style:font-name="Noto Sans CJK JP Bold" fo:font-size="22pt" officeooo:rsid="001cba70" style:font-size-asian="22pt" style:font-size-complex="22pt"/>
    </style:style>
    <style:style style:name="T8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1"/><text:span text:style-name="T6"><text:s text:c="19"/></text:span><text:span text:style-name="T7">CLASS PROGRAMS</text:span></text:p>
      <text:p text:style-name="P2">PROGRAM <text:s text:c="2"/>1:</text:p>
      <text:p text:style-name="P2">#program for ti tac toe</text:p>
      <text:p text:style-name="P3">a=['1','2','3','4','5','6','7','8','9']</text:p>
      <text:p text:style-name="P3">def printBoard():</text:p>
      <text:p text:style-name="P3"><text:tab/>print('\n......')</text:p>
      <text:p text:style-name="P3"><text:tab/>print('|'+a[0]+'|'+a[1]+'|'+a[2]+'|')</text:p>
      <text:p text:style-name="P3"><text:tab/>print('......')</text:p>
      <text:p text:style-name="P3"><text:tab/>print('|'+a[3]+'|'+a[4]+'|'+a[5]+'|')</text:p>
      <text:p text:style-name="P3"><text:tab/>print('......')</text:p>
      <text:p text:style-name="P3"><text:tab/>print('|'+a[6]+'|'+a[7]+'|'+a[8]+'|')</text:p>
      <text:p text:style-name="P3"><text:tab/>print('......\n')</text:p>
      <text:p text:style-name="P3">p1=True</text:p>
      <text:p text:style-name="P3">while(True):</text:p>
      <text:p text:style-name="P3"><text:tab/>printBoard()</text:p>
      <text:p text:style-name="P3"><text:tab/>if p1:</text:p>
      <text:p text:style-name="P3"><text:tab/><text:tab/>p=input("Player 1,choose your place:")</text:p>
      <text:p text:style-name="P3"><text:tab/><text:tab/>if p in a:</text:p>
      <text:p text:style-name="P3"><text:tab/><text:tab/><text:tab/>a[int(p)-1]='X'</text:p>
      <text:p text:style-name="P3"><text:tab/><text:tab/><text:tab/>p1=not p1</text:p>
      <text:p text:style-name="P3"><text:tab/>else:</text:p>
      <text:p text:style-name="P3"><text:tab/><text:tab/>p=input("Player 2,choose your place:")</text:p>
      <text:p text:style-name="P3"><text:tab/><text:tab/>if p in a:</text:p>
      <text:p text:style-name="P3"><text:tab/><text:tab/><text:tab/>a[int(p)-1]='O'</text:p>
      <text:p text:style-name="P3"><text:tab/><text:tab/><text:tab/>p1=not p1</text:p>
      <text:p text:style-name="P3">#checking for rows</text:p>
      <text:p text:style-name="P3">for i in (0,3,6):</text:p>
      <text:p text:style-name="P3"><text:tab/>if(a[i]==a[i+1] and a[i]==a[i+2]):</text:p>
      <text:p text:style-name="P3"><text:tab/><text:tab/>print("Game over...")</text:p>
      <text:p text:style-name="P3"><text:tab/><text:tab/>printBoard()</text:p>
      <text:p text:style-name="P3"><text:tab/><text:tab/>exit()</text:p>
      <text:p text:style-name="P3">#checking for columns</text:p>
      <text:p text:style-name="P3">for i in (0,1,2):</text:p>
      <text:p text:style-name="P3"><text:tab/>if(a[i]==a[i+3] and a[i]==a[i+6]):</text:p>
      <text:p text:style-name="P3"><text:tab/><text:tab/>print("congrats Player1 won")</text:p>
      <text:p text:style-name="P2"><text:tab/><text:tab/><text:span text:style-name="T8">if (a[i]=='X'):</text:span></text:p>
      <text:p text:style-name="P3"><text:tab/><text:tab/><text:tab/>print("player 1 won")</text:p>
      <text:p text:style-name="P3"><text:tab/><text:tab/>else:</text:p>
      <text:p text:style-name="P3"><text:tab/><text:tab/><text:tab/>print("congrats Player2 won")</text:p>
      <text:p text:style-name="P3"><text:tab/><text:tab/>printBoard()</text:p>
      <text:p text:style-name="P3"><text:tab/><text:tab/>exit()</text:p>
      <text:p text:style-name="P3">#checking for diagonal 1</text:p>
      <text:p text:style-name="P3">if(a[0]==a[4] and a[0]==a[8]):</text:p>
      <text:p text:style-name="P2"><text:tab/><text:span text:style-name="T8">print("game over..")</text:span></text:p>
      <text:p text:style-name="P3"><text:soft-page-break/><text:tab/>if (a[4]=='X'):</text:p>
      <text:p text:style-name="P2"><text:tab/><text:tab/><text:span text:style-name="T8">print("congrats Player1 won")</text:span></text:p>
      <text:p text:style-name="P3"><text:tab/>else:</text:p>
      <text:p text:style-name="P3"><text:tab/><text:tab/>print("congrats Player2 won")</text:p>
      <text:p text:style-name="P3"><text:tab/>printBoard()</text:p>
      <text:p text:style-name="P3"><text:tab/>exit()</text:p>
      <text:p text:style-name="P3"/>
      <text:p text:style-name="P3">#checking for diagonal 2</text:p>
      <text:p text:style-name="P3">if(a[2]==a[4] and a[2]==a[6]):</text:p>
      <text:p text:style-name="P3"><text:tab/>print("game over..")</text:p>
      <text:p text:style-name="P3"><text:tab/>if (a[4]=='X'):</text:p>
      <text:p text:style-name="P3"><text:tab/><text:tab/>print("congrats Player1 won")</text:p>
      <text:p text:style-name="P3"><text:tab/>else:</text:p>
      <text:p text:style-name="P3"><text:tab/><text:tab/>print("congrats Player2 won")</text:p>
      <text:p text:style-name="P3"><text:tab/>printBoard()</text:p>
      <text:p text:style-name="P3"><text:tab/>exit()</text:p>
      <text:p text:style-name="P3"/>
      <text:p text:style-name="P4">OUTPUT:</text:p>
      <text:p text:style-name="P5">|1|2|3|</text:p>
      <text:p text:style-name="P5">......</text:p>
      <text:p text:style-name="P5">|4|5|6|</text:p>
      <text:p text:style-name="P5">......</text:p>
      <text:p text:style-name="P5">|7|8|9|</text:p>
      <text:p text:style-name="P5">......</text:p>
      <text:p text:style-name="P5"/>
      <text:p text:style-name="P5">Player 1,choose your place:1</text:p>
      <text:p text:style-name="P5"/>
      <text:p text:style-name="P5">......</text:p>
      <text:p text:style-name="P5">|X|2|3|</text:p>
      <text:p text:style-name="P5">......</text:p>
      <text:p text:style-name="P5">|4|5|6|</text:p>
      <text:p text:style-name="P5">......</text:p>
      <text:p text:style-name="P5">|7|8|9|</text:p>
      <text:p text:style-name="P5">......</text:p>
      <text:p text:style-name="P5"/>
      <text:p text:style-name="P5">Player 2,choose your place:4</text:p>
      <text:p text:style-name="P5"/>
      <text:p text:style-name="P5">......</text:p>
      <text:p text:style-name="P5">|X|2|3|</text:p>
      <text:p text:style-name="P5">......</text:p>
      <text:p text:style-name="P5">|O|5|6|</text:p>
      <text:p text:style-name="P5">......</text:p>
      <text:p text:style-name="P5">|7|8|9|</text:p>
      <text:p text:style-name="P5">......</text:p>
      <text:p text:style-name="P5"/>
      <text:p text:style-name="P5">Player 1,choose your place:5</text:p>
      <text:p text:style-name="P5"/>
      <text:p text:style-name="P5">......</text:p>
      <text:p text:style-name="P5">|X|2|3|</text:p>
      <text:p text:style-name="P5">......</text:p>
      <text:p text:style-name="P5"><text:soft-page-break/>|O|X|6|</text:p>
      <text:p text:style-name="P5">......</text:p>
      <text:p text:style-name="P5">|7|8|9|</text:p>
      <text:p text:style-name="P5">......</text:p>
      <text:p text:style-name="P5"/>
      <text:p text:style-name="P5">Player 2,choose your place:7</text:p>
      <text:p text:style-name="P5"/>
      <text:p text:style-name="P5">......</text:p>
      <text:p text:style-name="P5">|X|2|3|</text:p>
      <text:p text:style-name="P5">......</text:p>
      <text:p text:style-name="P5">|O|X|6|</text:p>
      <text:p text:style-name="P5">......</text:p>
      <text:p text:style-name="P5">|O|8|9|</text:p>
      <text:p text:style-name="P5">......</text:p>
      <text:p text:style-name="P5"/>
      <text:p text:style-name="P5">Player 1,choose your place:8</text:p>
      <text:p text:style-name="P5"/>
      <text:p text:style-name="P5">......</text:p>
      <text:p text:style-name="P5">|X|2|3|</text:p>
      <text:p text:style-name="P5">......</text:p>
      <text:p text:style-name="P5">|O|X|6|</text:p>
      <text:p text:style-name="P5">......</text:p>
      <text:p text:style-name="P5">|O|X|9|</text:p>
      <text:p text:style-name="P5">......</text:p>
      <text:p text:style-name="P5"/>
      <text:p text:style-name="P5">Player 2,choose your place:3</text:p>
      <text:p text:style-name="P5"/>
      <text:p text:style-name="P5">......</text:p>
      <text:p text:style-name="P5">|X|2|O|</text:p>
      <text:p text:style-name="P5">......</text:p>
      <text:p text:style-name="P5">|O|X|6|</text:p>
      <text:p text:style-name="P5">......</text:p>
      <text:p text:style-name="P5">|O|X|9|</text:p>
      <text:p text:style-name="P5">......</text:p>
      <text:p text:style-name="P5"/>
      <text:p text:style-name="P5">Player 1,choose your place:9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byssinica SIL" fo:font-size="14pt" officeooo:rsid="001cba70" officeooo:paragraph-rsid="001cba7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61"/>CHANDU <text:s/>L 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2:29:45.476960141</meta:creation-date>
    <dc:date>2018-10-29T12:36:29.163976508</dc:date>
    <meta:editing-duration>PT6M46S</meta:editing-duration>
    <meta:editing-cycles>1</meta:editing-cycles>
    <meta:document-statistic meta:table-count="0" meta:image-count="0" meta:object-count="0" meta:page-count="3" meta:paragraph-count="116" meta:word-count="205" meta:character-count="1789" meta:non-whitespace-character-count="1534"/>
    <meta:generator>LibreOffice/6.0.3.2$Linux_X86_64 LibreOffice_project/00m0$Build-2</meta:generator>
  </office:meta>
</office:document-meta>
</file>